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1876"/>
    </style:style>
    <style:style style:name="T1" style:family="text">
      <style:text-properties officeooo:rsid="001b1129"/>
    </style:style>
    <style:style style:name="T2" style:family="text">
      <style:text-properties officeooo:rsid="001de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evelopment of a cross-platform email/newsletter reader, inbo.club for web, android and iOS, to serve over 10,000 users <text:span text:style-name="T2">muntasir</text:span> with inbox syncing and modular UI architecture using Next.js and React Native, reducing production time by 25%.<text:span text:style-name="T1">­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3:11:46.203327140</meta:creation-date>
    <dc:date>2026-02-09T03:16:45.970060385</dc:date>
    <meta:editing-duration>PT4M58S</meta:editing-duration>
    <meta:editing-cycles>4</meta:editing-cycles>
    <meta:generator>LibreOffice/24.2.7.2$Linux_X86_64 LibreOffice_project/420$Build-2</meta:generator>
    <meta:print-date>2026-02-09T03:16:40.752589869</meta:print-date>
    <meta:printed-by>PDF files</meta:printed-by>
    <meta:document-statistic meta:table-count="0" meta:image-count="0" meta:object-count="0" meta:page-count="1" meta:paragraph-count="1" meta:word-count="37" meta:character-count="245" meta:non-whitespace-character-count="210"/>
  </office:meta>
</office:document-meta>
</file>